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master-page-name="Standard">
      <style:paragraph-properties style:page-number="auto"/>
    </style:style>
    <style:style style:name="T1" style:family="text">
      <style:text-properties style:font-name="Times New Roman" fo:font-size="16pt" fo:font-weight="bold" style:font-size-asian="16pt" style:font-weight-asian="bold" style:font-name-complex="Times New Roman1" style:font-size-complex="16pt" style:font-weight-complex="bold"/>
    </style:style>
    <style:style style:name="T2" style:family="text">
      <style:text-properties style:font-name="Times New Roman" fo:font-size="16pt" style:font-size-asian="16pt" style:font-name-complex="Times New Roman1" style:font-size-complex="16pt"/>
    </style:style>
    <style:style style:name="T3" style:family="text">
      <style:text-properties fo:color="#1e1e1e" style:font-name="Times New Roman" fo:font-size="16pt" fo:background-color="#ffffff" loext:char-shading-value="0" style:font-size-asian="16pt" style:font-name-complex="Times New Roman1" style:font-size-complex="16pt"/>
    </style:style>
  </office:automatic-styles>
  <office:body>
    <office:text text:use-soft-page-breaks="true">
      <text:tracked-changes>
        <text:changed-region xml:id="ct94274204431936" text:id="ct94274204431936">
          <text:insertion>
            <office:change-info>
              <dc:creator>Bengt Pohjanen</dc:creator>
              <dc:date>2020-10-16T12:30:00</dc:date>
            </office:change-info>
          </text:insertion>
        </text:changed-region>
        <text:changed-region xml:id="ct94274213813840" text:id="ct94274213813840">
          <text:deletion>
            <office:change-info>
              <dc:creator>Bengt Pohjanen</dc:creator>
              <dc:date>2020-10-16T12:31:00</dc:date>
            </office:change-info>
            <text:p text:style-name="P2"><text:span text:style-name="T1">Vaccination mot influensa</text:span></text:p>
          </text:deletion>
        </text:changed-region>
        <text:changed-region xml:id="ct94274019135744" text:id="ct94274019135744">
          <text:insertion>
            <office:change-info>
              <dc:creator>Bengt Pohjanen</dc:creator>
              <dc:date>2020-10-16T12:31:00</dc:date>
            </office:change-info>
          </text:insertion>
        </text:changed-region>
        <text:changed-region xml:id="ct94274019114480" text:id="ct94274019114480">
          <text:format-change>
            <office:change-info>
              <dc:creator>Bengt Pohjanen</dc:creator>
              <dc:date>2020-10-16T12:29:00</dc:date>
            </office:change-info>
          </text:format-change>
        </text:changed-region>
        <text:changed-region xml:id="ct94274017915152" text:id="ct94274017915152">
          <text:format-change>
            <office:change-info>
              <dc:creator>Bengt Pohjanen</dc:creator>
              <dc:date>2020-10-16T12:29:00</dc:date>
            </office:change-info>
          </text:format-change>
        </text:changed-region>
        <text:changed-region xml:id="ct94274018494032" text:id="ct94274018494032">
          <text:format-change>
            <office:change-info>
              <dc:creator>Bengt Pohjanen</dc:creator>
              <dc:date>2020-10-16T12:29:00</dc:date>
            </office:change-info>
          </text:format-change>
        </text:changed-region>
        <text:changed-region xml:id="ct94274043651536" text:id="ct94274043651536">
          <text:format-change>
            <office:change-info>
              <dc:creator>Bengt Pohjanen</dc:creator>
              <dc:date>2020-10-16T12:29:00</dc:date>
            </office:change-info>
          </text:format-change>
        </text:changed-region>
        <text:changed-region xml:id="ct94274158596592" text:id="ct94274158596592">
          <text:format-change>
            <office:change-info>
              <dc:creator>Bengt Pohjanen</dc:creator>
              <dc:date>2020-10-16T12:29:00</dc:date>
            </office:change-info>
          </text:format-change>
        </text:changed-region>
        <text:changed-region xml:id="ct94274174479632" text:id="ct94274174479632">
          <text:format-change>
            <office:change-info>
              <dc:creator>Bengt Pohjanen</dc:creator>
              <dc:date>2020-10-16T12:29:00</dc:date>
            </office:change-info>
          </text:format-change>
        </text:changed-region>
        <text:changed-region xml:id="ct94274221075648" text:id="ct94274221075648">
          <text:format-change>
            <office:change-info>
              <dc:creator>Bengt Pohjanen</dc:creator>
              <dc:date>2020-10-16T12:29:00</dc:date>
            </office:change-info>
          </text:format-change>
        </text:changed-region>
        <text:changed-region xml:id="ct94274018940864" text:id="ct94274018940864">
          <text:format-change>
            <office:change-info>
              <dc:creator>Bengt Pohjanen</dc:creator>
              <dc:date>2020-10-16T12:29:00</dc:date>
            </office:change-info>
          </text:format-change>
        </text:changed-region>
        <text:changed-region xml:id="ct94274079778848" text:id="ct94274079778848">
          <text:format-change>
            <office:change-info>
              <dc:creator>Bengt Pohjanen</dc:creator>
              <dc:date>2020-10-16T12:29:00</dc:date>
            </office:change-info>
          </text:format-change>
        </text:changed-region>
        <text:changed-region xml:id="ct94274246690992" text:id="ct94274246690992">
          <text:format-change>
            <office:change-info>
              <dc:creator>Bengt Pohjanen</dc:creator>
              <dc:date>2020-10-16T12:29:00</dc:date>
            </office:change-info>
          </text:format-change>
        </text:changed-region>
        <text:changed-region xml:id="ct94274018109008" text:id="ct94274018109008">
          <text:format-change>
            <office:change-info>
              <dc:creator>Bengt Pohjanen</dc:creator>
              <dc:date>2020-10-16T12:29:00</dc:date>
            </office:change-info>
          </text:format-change>
        </text:changed-region>
        <text:changed-region xml:id="ct94274017926000" text:id="ct94274017926000">
          <text:format-change>
            <office:change-info>
              <dc:creator>Bengt Pohjanen</dc:creator>
              <dc:date>2020-10-16T12:29:00</dc:date>
            </office:change-info>
          </text:format-change>
        </text:changed-region>
        <text:changed-region xml:id="ct94274018407488" text:id="ct94274018407488">
          <text:format-change>
            <office:change-info>
              <dc:creator>Bengt Pohjanen</dc:creator>
              <dc:date>2020-10-16T12:29:00</dc:date>
            </office:change-info>
          </text:format-change>
        </text:changed-region>
        <text:changed-region xml:id="ct94274018724416" text:id="ct94274018724416">
          <text:format-change>
            <office:change-info>
              <dc:creator>Bengt Pohjanen</dc:creator>
              <dc:date>2020-10-16T12:29:00</dc:date>
            </office:change-info>
          </text:format-change>
        </text:changed-region>
        <text:changed-region xml:id="ct94274085381392" text:id="ct94274085381392">
          <text:format-change>
            <office:change-info>
              <dc:creator>Bengt Pohjanen</dc:creator>
              <dc:date>2020-10-16T12:29:00</dc:date>
            </office:change-info>
          </text:format-change>
        </text:changed-region>
        <text:changed-region xml:id="ct94274083656448" text:id="ct94274083656448">
          <text:format-change>
            <office:change-info>
              <dc:creator>Bengt Pohjanen</dc:creator>
              <dc:date>2020-10-16T12:29:00</dc:date>
            </office:change-info>
          </text:format-change>
        </text:changed-region>
        <text:changed-region xml:id="ct94274159988608" text:id="ct94274159988608">
          <text:format-change>
            <office:change-info>
              <dc:creator>Bengt Pohjanen</dc:creator>
              <dc:date>2020-10-16T12:29:00</dc:date>
            </office:change-info>
          </text:format-change>
        </text:changed-region>
        <text:changed-region xml:id="ct94274019012368" text:id="ct94274019012368">
          <text:format-change>
            <office:change-info>
              <dc:creator>Bengt Pohjanen</dc:creator>
              <dc:date>2020-10-16T12:29:00</dc:date>
            </office:change-info>
          </text:format-change>
        </text:changed-region>
        <text:changed-region xml:id="ct94274158082256" text:id="ct94274158082256">
          <text:format-change>
            <office:change-info>
              <dc:creator>Bengt Pohjanen</dc:creator>
              <dc:date>2020-10-16T12:29:00</dc:date>
            </office:change-info>
          </text:format-change>
        </text:changed-region>
        <text:changed-region xml:id="ct94274213632672" text:id="ct94274213632672">
          <text:format-change>
            <office:change-info>
              <dc:creator>Bengt Pohjanen</dc:creator>
              <dc:date>2020-10-16T12:29:00</dc:date>
            </office:change-info>
          </text:format-change>
        </text:changed-region>
        <text:changed-region xml:id="ct94274263788112" text:id="ct94274263788112">
          <text:format-change>
            <office:change-info>
              <dc:creator>Bengt Pohjanen</dc:creator>
              <dc:date>2020-10-16T12:29:00</dc:date>
            </office:change-info>
          </text:format-change>
        </text:changed-region>
        <text:changed-region xml:id="ct94274019108224" text:id="ct94274019108224">
          <text:format-change>
            <office:change-info>
              <dc:creator>Bengt Pohjanen</dc:creator>
              <dc:date>2020-10-16T12:29:00</dc:date>
            </office:change-info>
          </text:format-change>
        </text:changed-region>
        <text:changed-region xml:id="ct94274203727008" text:id="ct94274203727008">
          <text:format-change>
            <office:change-info>
              <dc:creator>Bengt Pohjanen</dc:creator>
              <dc:date>2020-10-16T12:29:00</dc:date>
            </office:change-info>
          </text:format-change>
        </text:changed-region>
        <text:changed-region xml:id="ct94273848853296" text:id="ct94273848853296">
          <text:format-change>
            <office:change-info>
              <dc:creator>Bengt Pohjanen</dc:creator>
              <dc:date>2020-10-16T12:29:00</dc:date>
            </office:change-info>
          </text:format-change>
        </text:changed-region>
        <text:changed-region xml:id="ct94274017867152" text:id="ct94274017867152">
          <text:format-change>
            <office:change-info>
              <dc:creator>Bengt Pohjanen</dc:creator>
              <dc:date>2020-10-16T12:29:00</dc:date>
            </office:change-info>
          </text:format-change>
        </text:changed-region>
        <text:changed-region xml:id="ct94274009642192" text:id="ct94274009642192">
          <text:format-change>
            <office:change-info>
              <dc:creator>Bengt Pohjanen</dc:creator>
              <dc:date>2020-10-16T12:29:00</dc:date>
            </office:change-info>
          </text:format-change>
        </text:changed-region>
        <text:changed-region xml:id="ct94274088062400" text:id="ct94274088062400">
          <text:format-change>
            <office:change-info>
              <dc:creator>Bengt Pohjanen</dc:creator>
              <dc:date>2020-10-16T12:29:00</dc:date>
            </office:change-info>
          </text:format-change>
        </text:changed-region>
        <text:changed-region xml:id="ct94274174622096" text:id="ct94274174622096">
          <text:format-change>
            <office:change-info>
              <dc:creator>Bengt Pohjanen</dc:creator>
              <dc:date>2020-10-16T12:29:00</dc:date>
            </office:change-info>
          </text:format-change>
        </text:changed-region>
        <text:changed-region xml:id="ct94274235353392" text:id="ct94274235353392">
          <text:format-change>
            <office:change-info>
              <dc:creator>Bengt Pohjanen</dc:creator>
              <dc:date>2020-10-16T12:29:00</dc:date>
            </office:change-info>
          </text:format-change>
        </text:changed-region>
        <text:changed-region xml:id="ct94274018890128" text:id="ct94274018890128">
          <text:format-change>
            <office:change-info>
              <dc:creator>Bengt Pohjanen</dc:creator>
              <dc:date>2020-10-16T12:29:00</dc:date>
            </office:change-info>
          </text:format-change>
        </text:changed-region>
        <text:changed-region xml:id="ct94274223934800" text:id="ct94274223934800">
          <text:format-change>
            <office:change-info>
              <dc:creator>Bengt Pohjanen</dc:creator>
              <dc:date>2020-10-16T12:29:00</dc:date>
            </office:change-info>
          </text:format-change>
        </text:changed-region>
        <text:changed-region xml:id="ct94274019398432" text:id="ct94274019398432">
          <text:format-change>
            <office:change-info>
              <dc:creator>Bengt Pohjanen</dc:creator>
              <dc:date>2020-10-16T12:29:00</dc:date>
            </office:change-info>
          </text:format-change>
        </text:changed-region>
        <text:changed-region xml:id="ct94274214705392" text:id="ct94274214705392">
          <text:format-change>
            <office:change-info>
              <dc:creator>Bengt Pohjanen</dc:creator>
              <dc:date>2020-10-16T12:29:00</dc:date>
            </office:change-info>
          </text:format-change>
        </text:changed-region>
        <text:changed-region xml:id="ct94273875797056" text:id="ct94273875797056">
          <text:format-change>
            <office:change-info>
              <dc:creator>Bengt Pohjanen</dc:creator>
              <dc:date>2020-10-16T12:29:00</dc:date>
            </office:change-info>
          </text:format-change>
        </text:changed-region>
        <text:changed-region xml:id="ct94274011606592" text:id="ct94274011606592">
          <text:format-change>
            <office:change-info>
              <dc:creator>Bengt Pohjanen</dc:creator>
              <dc:date>2020-10-16T12:29:00</dc:date>
            </office:change-info>
          </text:format-change>
        </text:changed-region>
        <text:changed-region xml:id="ct94274173645984" text:id="ct94274173645984">
          <text:format-change>
            <office:change-info>
              <dc:creator>Bengt Pohjanen</dc:creator>
              <dc:date>2020-10-16T12:29:00</dc:date>
            </office:change-info>
          </text:format-change>
        </text:changed-region>
        <text:changed-region xml:id="ct94274082123488" text:id="ct94274082123488">
          <text:format-change>
            <office:change-info>
              <dc:creator>Bengt Pohjanen</dc:creator>
              <dc:date>2020-10-16T12:29:00</dc:date>
            </office:change-info>
          </text:format-change>
        </text:changed-region>
        <text:changed-region xml:id="ct94274072801552" text:id="ct94274072801552">
          <text:format-change>
            <office:change-info>
              <dc:creator>Bengt Pohjanen</dc:creator>
              <dc:date>2020-10-16T12:29:00</dc:date>
            </office:change-info>
          </text:format-change>
        </text:changed-region>
        <text:changed-region xml:id="ct94274196450656" text:id="ct94274196450656">
          <text:format-change>
            <office:change-info>
              <dc:creator>Bengt Pohjanen</dc:creator>
              <dc:date>2020-10-16T12:29:00</dc:date>
            </office:change-info>
          </text:format-change>
        </text:changed-region>
        <text:changed-region xml:id="ct94274219623376" text:id="ct94274219623376">
          <text:format-change>
            <office:change-info>
              <dc:creator>Bengt Pohjanen</dc:creator>
              <dc:date>2020-10-16T12:29:00</dc:date>
            </office:change-info>
          </text:format-change>
        </text:changed-region>
        <text:changed-region xml:id="ct94274158070848" text:id="ct94274158070848">
          <text:format-change>
            <office:change-info>
              <dc:creator>Bengt Pohjanen</dc:creator>
              <dc:date>2020-10-16T12:29:00</dc:date>
            </office:change-info>
          </text:format-change>
        </text:changed-region>
        <text:changed-region xml:id="ct94274210762080" text:id="ct94274210762080">
          <text:format-change>
            <office:change-info>
              <dc:creator>Bengt Pohjanen</dc:creator>
              <dc:date>2020-10-16T12:29:00</dc:date>
            </office:change-info>
          </text:format-change>
        </text:changed-region>
        <text:changed-region xml:id="ct94274087596256" text:id="ct94274087596256">
          <text:format-change>
            <office:change-info>
              <dc:creator>Bengt Pohjanen</dc:creator>
              <dc:date>2020-10-16T12:29:00</dc:date>
            </office:change-info>
          </text:format-change>
        </text:changed-region>
        <text:changed-region xml:id="ct94274017747792" text:id="ct94274017747792">
          <text:format-change>
            <office:change-info>
              <dc:creator>Bengt Pohjanen</dc:creator>
              <dc:date>2020-10-16T12:29:00</dc:date>
            </office:change-info>
          </text:format-change>
        </text:changed-region>
        <text:changed-region xml:id="ct94274157752176" text:id="ct94274157752176">
          <text:format-change>
            <office:change-info>
              <dc:creator>Bengt Pohjanen</dc:creator>
              <dc:date>2020-10-16T12:2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GoBack"/><text:change-start text:change-id="ct94274204431936"/><text:span text:style-name="T1">Influensa rokotus</text:span><text:change-end text:change-id="ct94274204431936"/><text:change text:change-id="ct94274213813840"/><text:change-start text:change-id="ct94274019135744"/><text:span text:style-name="T1"> </text:span><text:change-end text:change-id="ct94274019135744"/></text:p>
      <text:p text:style-name="Standard"><text:change-start text:change-id="ct94274019114480"/><text:span text:style-name="T1">Influensa orsakas av virus och är mycket smittsamt. Influensavirus kommer till Sverige varje år och är vanligast under vinterhalvåret. Viruset smittar genom luften och sprids framför allt om någon som är sjuk hostar eller nyser.</text:span><text:change-end text:change-id="ct94274019114480"/><text:change-start text:change-id="ct94274017915152"/><text:span text:style-name="T3"> </text:span><text:change-end text:change-id="ct94274017915152"/><text:change-start text:change-id="ct94274018494032"/><text:span text:style-name="T1">Om du får influensa är det vanligt att du har hög feber, huvudvärk, muskelvärk, halsont och hosta. Du kan skydda dig mot influensa genom att vaccinera dig.</text:span><text:change-end text:change-id="ct94274018494032"/></text:p>
      <text:p text:style-name="Standard"><text:change-start text:change-id="ct94274043651536"/><text:span text:style-name="T1">Vissa personer rekommenderas vaccin</text:span><text:change-end text:change-id="ct94274043651536"/></text:p>
      <text:p text:style-name="Standard"><text:change-start text:change-id="ct94274158596592"/><text:span text:style-name="T2">Vissa kan bli svårt sjuka i influensa och få allvarliga följdsjukdomar, till exempel lunginflammation. Därför rekommenderas de att vaccinera sig.</text:span><text:change-end text:change-id="ct94274158596592"/></text:p>
      <text:p text:style-name="Standard"><text:change-start text:change-id="ct94274174479632"/><text:span text:style-name="T1">Du rekommenderas att vaccinera dig om något av detta stämmer in på dig:</text:span><text:change-end text:change-id="ct94274174479632"/></text:p>
      <text:list xml:id="list1913063257" text:style-name="WWNum1">
        <text:list-item>
          <text:p text:style-name="P1"><text:change-start text:change-id="ct94274221075648"/><text:span text:style-name="T2">Du är 65 år eller äldre.</text:span><text:change-end text:change-id="ct94274221075648"/></text:p>
        </text:list-item>
        <text:list-item>
          <text:p text:style-name="P1"><text:change-start text:change-id="ct94274018940864"/><text:span text:style-name="T2">Du är gravid, efter graviditetsvecka 16, eller tidigare om du också rekommenderas vaccin av en annan anledning.</text:span><text:change-end text:change-id="ct94274018940864"/></text:p>
        </text:list-item>
        <text:list-item>
          <text:p text:style-name="P1"><text:change-start text:change-id="ct94274079778848"/><text:span text:style-name="T2">Du har en sjukdom i hjärtat.</text:span><text:change-end text:change-id="ct94274079778848"/></text:p>
        </text:list-item>
        <text:list-item>
          <text:p text:style-name="P1"><text:change-start text:change-id="ct94274246690992"/><text:span text:style-name="T2">Du har en sjukdom i lungorna.</text:span><text:change-end text:change-id="ct94274246690992"/></text:p>
        </text:list-item>
        <text:list-item>
          <text:p text:style-name="P1"><text:change-start text:change-id="ct94274018109008"/><text:span text:style-name="T2">Du har diabetes.</text:span><text:change-end text:change-id="ct94274018109008"/></text:p>
        </text:list-item>
        <text:list-item>
          <text:p text:style-name="P1"><text:change-start text:change-id="ct94274017926000"/><text:span text:style-name="T2">Du har en sjukdom eller tar medicin som gör att din kropp får sämre försvar mot infektioner.</text:span><text:change-end text:change-id="ct94274017926000"/></text:p>
        </text:list-item>
        <text:list-item>
          <text:p text:style-name="P1"><text:change-start text:change-id="ct94274018407488"/><text:span text:style-name="T2">Du har leversvikt eller njursvikt.</text:span><text:change-end text:change-id="ct94274018407488"/></text:p>
        </text:list-item>
        <text:list-item>
          <text:p text:style-name="P1"><text:change-start text:change-id="ct94274018724416"/><text:span text:style-name="T2">Du är kraftigt överviktig.</text:span><text:change-end text:change-id="ct94274018724416"/></text:p>
        </text:list-item>
        <text:list-item>
          <text:p text:style-name="P1"><text:change-start text:change-id="ct94274085381392"/><text:span text:style-name="T2">Du har en sjukdom i nerver och muskler som kan göra det svårt att andas.</text:span><text:change-end text:change-id="ct94274085381392"/></text:p>
        </text:list-item>
        <text:list-item>
          <text:p text:style-name="P1"><text:change-start text:change-id="ct94274083656448"/><text:span text:style-name="T2">Du har flerfunktionshinder.</text:span><text:change-end text:change-id="ct94274083656448"/></text:p>
        </text:list-item>
        <text:list-item>
          <text:p text:style-name="P1"><text:change-start text:change-id="ct94274159988608"/><text:span text:style-name="T2">Du har andningsproblem, som svårt att hosta eller att få upp slem.</text:span><text:change-end text:change-id="ct94274159988608"/></text:p>
        </text:list-item>
      </text:list>
      <text:p text:style-name="Standard"><text:change-start text:change-id="ct94274019012368"/><text:span text:style-name="T2">Rekommendationerna gäller vuxna och barn som är över sex månader.</text:span><text:change-end text:change-id="ct94274019012368"/></text:p>
      <text:p text:style-name="Standard"><text:change-start text:change-id="ct94274158082256"/><text:span text:style-name="T2">Familjemedlemmar till och personal runt personer med mycket nedsatt försvar mot infektioner bör vaccinera sig mot influensa för att skydda dem.</text:span><text:change-end text:change-id="ct94274158082256"/></text:p>
      <text:p text:style-name="Standard"><text:change-start text:change-id="ct94274213632672"/><text:span text:style-name="T1">Du behöver vaccinera dig varje år</text:span><text:change-end text:change-id="ct94274213632672"/></text:p>
      <text:p text:style-name="Standard"><text:change-start text:change-id="ct94274263788112"/><text:span text:style-name="T2">När du har vaccinerat dig är du skyddad mot årets influensavirus. Skyddet varar högst ett år och du behöver därför vaccinera dig varje år. Vaccinet anpassas för att skydda mot det aktuella viruset.</text:span><text:change-end text:change-id="ct94274263788112"/></text:p>
      <text:p text:style-name="Standard"><text:change-start text:change-id="ct94274019108224"/><text:span text:style-name="T1">Vaccination mot pneumokocker</text:span><text:change-end text:change-id="ct94274019108224"/></text:p>
      <text:p text:style-name="Standard"><text:change-start text:change-id="ct94274203727008"/><text:span text:style-name="T2">Samma personer som ovan, utom gravida, bör också vaccinera sig mot pneumokocker.</text:span><text:change-end text:change-id="ct94274203727008"/></text:p>
      <text:p text:style-name="Standard"><text:change-start text:change-id="ct94273848853296"/><text:span text:style-name="T1">Var kan jag vaccinera mig?</text:span><text:change-end text:change-id="ct94273848853296"/></text:p>
      <text:p text:style-name="Standard"><text:change-start text:change-id="ct94274017867152"/><text:span text:style-name="T2">Du vaccinerar dig på din hälsocentral eller sjukstuga. </text:span><text:change-end text:change-id="ct94274017867152"/></text:p>
      <text:p text:style-name="Standard"><text:change-start text:change-id="ct94274009642192"/><text:span text:style-name="T1">Så går vaccinationen till</text:span><text:change-end text:change-id="ct94274009642192"/></text:p>
      <text:p text:style-name="Standard"><text:change-start text:change-id="ct94274088062400"/><text:soft-page-break/><text:span text:style-name="T2">Du får influensavaccinet genom en spruta. Sprutan brukar ges i överarmen. Barn yngre än tre år får oftast vaccinet i låret. För barn över två år och ungdomar upp till 18 år finns det också vaccin i form av en nässprej.</text:span><text:change-end text:change-id="ct94274088062400"/></text:p>
      <text:p text:style-name="Standard"><text:change-start text:change-id="ct94274174622096"/><text:span text:style-name="T2">Efter vaccinationen kan du bli lite röd och svullen där du fick sprutan. Det kan också kännas lite ömt. Du kan få feber, huvudvärk och ont i musklerna. Barn kan få sämre aptit och löst bajs. Besvären brukar gå över inom en eller ett par dagar. </text:span><text:change-end text:change-id="ct94274174622096"/></text:p>
      <text:p text:style-name="Standard"><text:change-start text:change-id="ct94274235353392"/><text:span text:style-name="T1">När bör jag inte vaccinera mig?</text:span><text:change-end text:change-id="ct94274235353392"/></text:p>
      <text:p text:style-name="Standard"><text:change-start text:change-id="ct94274018890128"/><text:span text:style-name="T2">Du ska inte vaccinera dig om du har feber. </text:span><text:change-end text:change-id="ct94274018890128"/></text:p>
      <text:p text:style-name="Standard"><text:change-start text:change-id="ct94274223934800"/><text:span text:style-name="T2">Om du inte tål att äta mat som innehåller ägg på grund av allergi, kan du inte vaccineras mot influensa.</text:span><text:change-end text:change-id="ct94274223934800"/></text:p>
      <text:p text:style-name="Standard"><text:change-start text:change-id="ct94274019398432"/><text:span text:style-name="T1">Graviditet och amning</text:span><text:change-end text:change-id="ct94274019398432"/></text:p>
      <text:p text:style-name="Standard"><text:change-start text:change-id="ct94274214705392"/><text:span text:style-name="T2">Det finns inga risker med att du vaccinerar dig mot influensa när du är gravid eller när du ammar. </text:span><text:change-end text:change-id="ct94274214705392"/></text:p>
      <text:p text:style-name="Standard"><text:change-start text:change-id="ct94273875797056"/><text:span text:style-name="T2">Du kan bli mer sjuk av influensa än du skulle ha blivit om du inte var gravid. Därför rekommenderas du som är gravid att vaccinera dig. Vaccinet ger också det nyfödda barnet ett bra skydd. </text:span><text:change-end text:change-id="ct94273875797056"/></text:p>
      <text:p text:style-name="Standard"><text:change-start text:change-id="ct94274011606592"/><text:span text:style-name="T2">Du rekommenderas att vaccinera dig efter graviditetsvecka 16, eller tidigare om du också rekommenderas vaccination av en annan anledning.</text:span><text:change-end text:change-id="ct94274011606592"/></text:p>
      <text:p text:style-name="Standard"><text:change-start text:change-id="ct94274173645984"/><text:span text:style-name="T1">Vad kostar det?</text:span><text:change-end text:change-id="ct94274173645984"/></text:p>
      <text:p text:style-name="Standard"><text:change-start text:change-id="ct94274082123488"/><text:span text:style-name="T2">I Västerbotten är vaccination mot influensa kostnadsfritt för dig som riskerar att bli allvarligt sjuk om du får influensa. För andra kostar det 250 kronor. <text:s/></text:span><text:change-end text:change-id="ct94274082123488"/></text:p>
      <text:p text:style-name="Standard"><text:change-start text:change-id="ct94274072801552"/><text:span text:style-name="T1">Vaccination mot pneumokocker</text:span><text:change-end text:change-id="ct94274072801552"/></text:p>
      <text:p text:style-name="Standard"><text:change-start text:change-id="ct94274196450656"/><text:span text:style-name="T2">Pneumokockvaccin kostar 219 kronor. Om du har mycket nedsatt immunförsvar behöver du ett till vaccin som kostar 520 kronor.</text:span><text:change-end text:change-id="ct94274196450656"/></text:p>
      <text:p text:style-name="Standard"><text:change-start text:change-id="ct94274219623376"/><text:span text:style-name="T1">Om du blir sjuk </text:span><text:change-end text:change-id="ct94274219623376"/></text:p>
      <text:p text:style-name="Standard"><text:change-start text:change-id="ct94274158070848"/><text:span text:style-name="T2">Om du blir sjuk i influensa trots att du vaccinerat dig blir symtomen oftast mildare. </text:span><text:change-end text:change-id="ct94274158070848"/></text:p>
      <text:p text:style-name="Standard"><text:change-start text:change-id="ct94274210762080"/><text:span text:style-name="T2">Stanna hemma så länge du har feber och känner dig sjuk. Hosta och nys i armvecket och tvätta händerna ofta för att minska risken för smittspridning. </text:span><text:change-end text:change-id="ct94274210762080"/></text:p>
      <text:p text:style-name="Standard"><text:change-start text:change-id="ct94274087596256"/><text:span text:style-name="T2">Om du är en person som rekommenderas vaccination och får influensa ska du kontakta vården.</text:span><text:change-end text:change-id="ct94274087596256"/></text:p>
      <text:p text:style-name="Standard"><text:change-start text:change-id="ct94274017747792"/><text:span text:style-name="T1">Påverka och delta i din vård</text:span><text:change-end text:change-id="ct94274017747792"/></text:p>
      <text:p text:style-name="Standard"><text:change-start text:change-id="ct94274157752176"/><text:span text:style-name="T2">För att du ska kunna vara delaktig i din vård och behandling är det viktigt att du förstår informationen du får av vårdpersonalen. Ställ frågor om du inte förstår. Du har kan få hjälp av en tolk om du inte pratar svenska.</text:span><text:change-end text:change-id="ct9427415775217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Ballongtext_20_Char" style:display-name="Ballong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er_20_Char" style:display-name="Kommentarer Char" style:family="text" style:parent-style-name="Default_20_Paragraph_20_Font">
      <style:text-properties fo:font-size="10pt" style:font-size-asian="10pt" style:font-size-complex="10pt"/>
    </style:style>
    <style:style style:name="Kommentarsämne_20_Char" style:display-name="Kommentarsämne Char" style:family="text" style:parent-style-name="Kommentarer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2.302cm" fo:margin-left="2.937cm"/>
        </style:list-level-properties>
        <style:text-properties fo:font-family="Calibri"/>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ja Hansen Knutsson</meta:initial-creator>
    <dc:creator>Bengt Pohjanen</dc:creator>
    <meta:editing-cycles>2</meta:editing-cycles>
    <meta:creation-date>2020-10-16T19:02:00</meta:creation-date>
    <dc:date>2020-10-16T19:02:00</dc:date>
    <meta:editing-duration>P0D</meta:editing-duration>
    <meta:generator>LibreOffice/6.4.6.2$Linux_X86_64 LibreOffice_project/40$Build-2</meta:generator>
    <meta:document-statistic meta:table-count="0" meta:image-count="0" meta:object-count="0" meta:page-count="2" meta:paragraph-count="44" meta:word-count="664" meta:character-count="3841" meta:non-whitespace-character-count="3221"/>
    <meta:user-defined meta:name="AppVersion">15.0000</meta:user-defined>
    <meta:user-defined meta:name="ContentTypeId">0x010100A7603176BDE72B41890967314FF8882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